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f00eb" officeooo:paragraph-rsid="000f00eb"/>
    </style:style>
    <style:style style:name="P2" style:family="paragraph" style:parent-style-name="Standard"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Đề xuất đề tài :</text:span></text:p>
      <text:p text:style-name="Standard"><text:span text:style-name="T1">Hiện nay việc mua sắm trực tuyến đang là một yêu cầu không thể thiếu đối với việc trao đổi, mua bán các sản phẩm, các website bán hàng trực tuyến là một công cụ hỗ trợ cho mua sắm đáp ứng tốt với sự tiện ích mà nó mang lại</text:span></text:p>
      <text:p text:style-name="Standard"><text:span text:style-name="T1">Việc mua sắm trên các website cũng tiết kiệm được việc phải đến trực tiếp tại cửa hàng khá tốn thười gian mà thay vào đó có thể sử dụng thời gian rảnh cho việc lựa chọn sản phẩm trên web với các thông tin khá đầy đủ và giá cả công khai với nhiều chính sách thanh toán</text:span></text:p>
      <text:p text:style-name="Standard"><text:span text:style-name="T1">Vì vậy em đã lựa chọn đề tài thiết kế website bán hàng</text:span></text:p>
      <text:p text:style-name="Standard"><text:span text:style-name="T1">Phân tích yêu cầu :</text:span></text:p>
      <text:p text:style-name="Standard"><text:span text:style-name="T1">Đối với người sử dụng:</text:span></text:p>
      <text:p text:style-name="Standard"><text:span text:style-name="T1">Đăng kí đăng nhập đăng xuất</text:span></text:p>
      <text:p text:style-name="Standard"><text:span text:style-name="T1">Website bán giày cần có thể xem xét các thông tin và hình ảnh về giày theo các danh mục và lựa chọn lọc theo các mục như giá hay theo loại giày cho nam, nữ ,...</text:span></text:p>
      <text:p text:style-name="Standard"><text:span text:style-name="T1">Cần thực hiện thêm sản phẩm vào giỏ hàng cập nhật thông tin giỏ hàng(thêm sửa) và đặt hàng</text:span></text:p>
      <text:p text:style-name="Standard"><text:span text:style-name="T1">Chức năng xem chi tiết giỏ hàng </text:span></text:p>
      <text:p text:style-name="Standard"><text:span text:style-name="T1">Chức năng thêm và xem chi tiết đơn hàng order</text:span></text:p>
      <text:p text:style-name="Standard"><text:span text:style-name="T1">Chức năng đăng kí tài khoản </text:span></text:p>
      <text:p text:style-name="Standard"><text:span text:style-name="T1">Chức năng bình luận về sản phẩm đã mua</text:span></text:p>
      <text:p text:style-name="Standard"><text:span text:style-name="T1">Cập nhật thông tin khách hàng</text:span></text:p>
      <text:p text:style-name="Standard"><text:span text:style-name="T1">Đối với người quản trị:</text:span><text:bookmark text:name="_GoBack"/></text:p>
      <text:p text:style-name="Standard"><text:span text:style-name="T1">Quản lí sản phẩm</text:span></text:p>
      <text:p text:style-name="Standard"><text:span text:style-name="T1">Quản lí về thống kê, báo cáo doanh thu</text:span></text:p>
      <text:p text:style-name="Standard"><text:span text:style-name="T1">Cập nhật trạng thái đặt hàng của người dùng</text:span></text:p>
      <text:p text:style-name="Standard"><text:span text:style-name="T1">Yêu cầu</text:span></text:p>
      <text:p text:style-name="P1"><text:span text:style-name="T1">Project plane </text:span></text:p>
      <text:p text:style-name="P1"><text:span text:style-name="T1"/></text:p>
      <text:p text:style-name="P1"><text:span text:style-name="T1">Use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ưởng Nguyễn Tá</meta:initial-creator>
    <meta:editing-cycles>4</meta:editing-cycles>
    <meta:creation-date>2020-02-14T05:45:00</meta:creation-date>
    <dc:date>2020-02-19T17:42:08.584348009</dc:date>
    <meta:editing-duration>PT55M27S</meta:editing-duration>
    <meta:generator>LibreOffice/5.1.6.2$Linux_X86_64 LibreOffice_project/10m0$Build-2</meta:generator>
    <meta:document-statistic meta:table-count="0" meta:image-count="0" meta:object-count="0" meta:page-count="1" meta:paragraph-count="21" meta:word-count="271" meta:character-count="1199" meta:non-whitespace-character-count="9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